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width="0.076cm" draw:marker-start-width="0.305cm" draw:marker-end-width="0.305cm" draw:fill="solid" draw:fill-color="#ffffff" draw:textarea-horizontal-align="justify" draw:textarea-vertical-align="middle" draw:auto-grow-height="false" fo:min-height="1.035cm" fo:min-width="4.577cm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8cm" svg:y1="8.597cm" svg:x2="2.963cm" svg:y2="6.342cm">
          <text:p/>
        </draw:line>
        <draw:line draw:style-name="gr2" draw:text-style-name="P2" draw:layer="layout" svg:x1="2.894cm" svg:y1="8.609cm" svg:x2="6.713cm" svg:y2="8.607cm">
          <text:p/>
        </draw:line>
        <draw:g>
          <draw:custom-shape draw:style-name="gr3" draw:text-style-name="P3" draw:layer="layout" svg:width="5.153cm" svg:height="1.361cm" svg:x="1.731cm" svg:y="6.29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209cm" svg:y1="6.317cm" svg:x2="4.225cm" svg:y2="7.684cm">
            <text:p/>
          </draw:line>
          <draw:line draw:style-name="gr1" draw:text-style-name="P1" draw:layer="layout" svg:x1="5.414cm" svg:y1="6.317cm" svg:x2="5.422cm" svg:y2="7.684cm">
            <text:p/>
          </draw:line>
          <draw:line draw:style-name="gr1" draw:text-style-name="P1" draw:layer="layout" svg:x1="2.304cm" svg:y1="6.325cm" svg:x2="2.296cm" svg:y2="7.668cm">
            <text:p/>
          </draw:line>
          <draw:line draw:style-name="gr1" draw:text-style-name="P1" draw:layer="layout" svg:x1="3.558cm" svg:y1="6.325cm" svg:x2="3.558cm" svg:y2="7.676cm">
            <text:p/>
          </draw:line>
          <draw:line draw:style-name="gr1" draw:text-style-name="P1" draw:layer="layout" svg:x1="4.803cm" svg:y1="6.325cm" svg:x2="4.836cm" svg:y2="7.684cm">
            <text:p/>
          </draw:line>
          <draw:line draw:style-name="gr1" draw:text-style-name="P1" draw:layer="layout" svg:x1="6.155cm" svg:y1="6.325cm" svg:x2="6.212cm" svg:y2="7.676cm">
            <text:p/>
          </draw:line>
        </draw:g>
        <draw:g>
          <draw:custom-shape draw:style-name="gr3" draw:text-style-name="P3" draw:layer="layout" svg:width="5.153cm" svg:height="1.361cm" svg:x="6.907cm" svg:y="6.26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9.385cm" svg:y1="6.293cm" svg:x2="9.401cm" svg:y2="7.66cm">
            <text:p/>
          </draw:line>
          <draw:line draw:style-name="gr1" draw:text-style-name="P1" draw:layer="layout" svg:x1="10.59cm" svg:y1="6.293cm" svg:x2="10.598cm" svg:y2="7.66cm">
            <text:p/>
          </draw:line>
          <draw:line draw:style-name="gr1" draw:text-style-name="P1" draw:layer="layout" svg:x1="7.48cm" svg:y1="6.301cm" svg:x2="7.472cm" svg:y2="7.644cm">
            <text:p/>
          </draw:line>
          <draw:line draw:style-name="gr1" draw:text-style-name="P1" draw:layer="layout" svg:x1="8.734cm" svg:y1="6.301cm" svg:x2="8.734cm" svg:y2="7.652cm">
            <text:p/>
          </draw:line>
          <draw:line draw:style-name="gr1" draw:text-style-name="P1" draw:layer="layout" svg:x1="9.979cm" svg:y1="6.301cm" svg:x2="10.012cm" svg:y2="7.66cm">
            <text:p/>
          </draw:line>
          <draw:line draw:style-name="gr1" draw:text-style-name="P1" draw:layer="layout" svg:x1="11.331cm" svg:y1="6.301cm" svg:x2="11.388cm" svg:y2="7.652cm">
            <text:p/>
          </draw:line>
        </draw:g>
        <draw:g>
          <draw:custom-shape draw:style-name="gr3" draw:text-style-name="P3" draw:layer="layout" svg:width="5.153cm" svg:height="1.361cm" svg:x="22.395cm" svg:y="6.26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4.873cm" svg:y1="6.294cm" svg:x2="24.889cm" svg:y2="7.661cm">
            <text:p/>
          </draw:line>
          <draw:line draw:style-name="gr1" draw:text-style-name="P1" draw:layer="layout" svg:x1="26.078cm" svg:y1="6.294cm" svg:x2="26.086cm" svg:y2="7.661cm">
            <text:p/>
          </draw:line>
          <draw:line draw:style-name="gr1" draw:text-style-name="P1" draw:layer="layout" svg:x1="22.968cm" svg:y1="6.302cm" svg:x2="22.96cm" svg:y2="7.645cm">
            <text:p/>
          </draw:line>
          <draw:line draw:style-name="gr1" draw:text-style-name="P1" draw:layer="layout" svg:x1="24.222cm" svg:y1="6.302cm" svg:x2="24.222cm" svg:y2="7.653cm">
            <text:p/>
          </draw:line>
          <draw:line draw:style-name="gr1" draw:text-style-name="P1" draw:layer="layout" svg:x1="25.467cm" svg:y1="6.302cm" svg:x2="25.5cm" svg:y2="7.661cm">
            <text:p/>
          </draw:line>
          <draw:line draw:style-name="gr1" draw:text-style-name="P1" draw:layer="layout" svg:x1="26.819cm" svg:y1="6.302cm" svg:x2="26.876cm" svg:y2="7.653cm">
            <text:p/>
          </draw:line>
        </draw:g>
        <draw:g>
          <draw:custom-shape draw:style-name="gr3" draw:text-style-name="P3" draw:layer="layout" svg:width="5.153cm" svg:height="1.361cm" svg:x="12.081cm" svg:y="6.2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559cm" svg:y1="6.291cm" svg:x2="14.575cm" svg:y2="7.658cm">
            <text:p/>
          </draw:line>
          <draw:line draw:style-name="gr1" draw:text-style-name="P1" draw:layer="layout" svg:x1="15.764cm" svg:y1="6.291cm" svg:x2="15.772cm" svg:y2="7.658cm">
            <text:p/>
          </draw:line>
          <draw:line draw:style-name="gr1" draw:text-style-name="P1" draw:layer="layout" svg:x1="12.654cm" svg:y1="6.299cm" svg:x2="12.646cm" svg:y2="7.642cm">
            <text:p/>
          </draw:line>
          <draw:line draw:style-name="gr1" draw:text-style-name="P1" draw:layer="layout" svg:x1="13.908cm" svg:y1="6.299cm" svg:x2="13.908cm" svg:y2="7.65cm">
            <text:p/>
          </draw:line>
          <draw:line draw:style-name="gr1" draw:text-style-name="P1" draw:layer="layout" svg:x1="15.153cm" svg:y1="6.299cm" svg:x2="15.186cm" svg:y2="7.658cm">
            <text:p/>
          </draw:line>
          <draw:line draw:style-name="gr1" draw:text-style-name="P1" draw:layer="layout" svg:x1="16.505cm" svg:y1="6.299cm" svg:x2="16.562cm" svg:y2="7.65cm">
            <text:p/>
          </draw:line>
        </draw:g>
        <draw:g>
          <draw:custom-shape draw:style-name="gr3" draw:text-style-name="P3" draw:layer="layout" svg:width="5.153cm" svg:height="1.361cm" svg:x="17.265cm" svg:y="6.26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743cm" svg:y1="6.295cm" svg:x2="19.759cm" svg:y2="7.662cm">
            <text:p/>
          </draw:line>
          <draw:line draw:style-name="gr1" draw:text-style-name="P1" draw:layer="layout" svg:x1="20.948cm" svg:y1="6.295cm" svg:x2="20.956cm" svg:y2="7.662cm">
            <text:p/>
          </draw:line>
          <draw:line draw:style-name="gr1" draw:text-style-name="P1" draw:layer="layout" svg:x1="17.838cm" svg:y1="6.303cm" svg:x2="17.83cm" svg:y2="7.646cm">
            <text:p/>
          </draw:line>
          <draw:line draw:style-name="gr1" draw:text-style-name="P1" draw:layer="layout" svg:x1="19.092cm" svg:y1="6.303cm" svg:x2="19.092cm" svg:y2="7.654cm">
            <text:p/>
          </draw:line>
          <draw:line draw:style-name="gr1" draw:text-style-name="P1" draw:layer="layout" svg:x1="20.337cm" svg:y1="6.303cm" svg:x2="20.37cm" svg:y2="7.662cm">
            <text:p/>
          </draw:line>
          <draw:line draw:style-name="gr1" draw:text-style-name="P1" draw:layer="layout" svg:x1="21.689cm" svg:y1="6.303cm" svg:x2="21.746cm" svg:y2="7.654cm">
            <text:p/>
          </draw:line>
        </draw:g>
        <draw:frame draw:style-name="gr4" draw:text-style-name="P4" draw:layer="layout" svg:width="2.86cm" svg:height="1.114cm" svg:x="3.342cm" svg:y="7.598cm">
          <draw:text-box>
            <text:p>OpCode</text:p>
          </draw:text-box>
        </draw:frame>
        <draw:line draw:style-name="gr1" draw:text-style-name="P1" draw:layer="layout" svg:x1="11.994cm" svg:y1="7.709cm" svg:x2="11.897cm" svg:y2="9.444cm">
          <text:p/>
        </draw:line>
        <draw:line draw:style-name="gr1" draw:text-style-name="P1" draw:layer="layout" svg:x1="6.871cm" svg:y1="7.709cm" svg:x2="6.871cm" svg:y2="8.613cm">
          <text:p/>
        </draw:line>
        <draw:line draw:style-name="gr1" draw:text-style-name="P1" draw:layer="layout" svg:x1="17.27cm" svg:y1="7.644cm" svg:x2="17.172cm" svg:y2="9.574cm">
          <text:p/>
        </draw:line>
        <draw:line draw:style-name="gr1" draw:text-style-name="P1" draw:layer="layout" svg:x1="22.351cm" svg:y1="7.644cm" svg:x2="22.274cm" svg:y2="9.661cm">
          <text:p/>
        </draw:line>
        <draw:line draw:style-name="gr1" draw:text-style-name="P1" draw:layer="layout" svg:x1="2.974cm" svg:y1="7.685cm" svg:x2="2.909cm" svg:y2="6.36cm">
          <text:p/>
        </draw:line>
        <draw:frame draw:style-name="gr5" draw:text-style-name="P4" draw:layer="layout" svg:width="3.355cm" svg:height="0.962cm" svg:x="7.599cm" svg:y="7.599cm">
          <draw:text-box>
            <text:p>Address 1</text:p>
          </draw:text-box>
        </draw:frame>
        <draw:frame draw:style-name="gr5" draw:text-style-name="P4" draw:layer="layout" svg:width="3.355cm" svg:height="0.962cm" svg:x="12.745cm" svg:y="7.533cm">
          <draw:text-box>
            <text:p>Address 2</text:p>
          </draw:text-box>
        </draw:frame>
        <draw:frame draw:style-name="gr6" draw:text-style-name="P4" draw:layer="layout" svg:width="3.812cm" svg:height="0.962cm" svg:x="17.846cm" svg:y="7.511cm">
          <draw:text-box>
            <text:p>To Address </text:p>
          </draw:text-box>
        </draw:frame>
        <draw:line draw:style-name="gr1" draw:text-style-name="P1" draw:layer="layout" svg:x1="23.685cm" svg:y1="6.361cm" svg:x2="23.663cm" svg:y2="7.685cm">
          <text:p/>
        </draw:line>
        <draw:line draw:style-name="gr1" draw:text-style-name="P1" draw:layer="layout" svg:x1="18.561cm" svg:y1="6.404cm" svg:x2="18.496cm" svg:y2="7.729cm">
          <text:p/>
        </draw:line>
        <draw:line draw:style-name="gr1" draw:text-style-name="P1" draw:layer="layout" svg:x1="13.329cm" svg:y1="6.339cm" svg:x2="13.286cm" svg:y2="7.729cm">
          <text:p/>
        </draw:line>
        <draw:line draw:style-name="gr2" draw:text-style-name="P2" draw:layer="layout" svg:x1="17.541cm" svg:y1="8.402cm" svg:x2="22.361cm" svg:y2="8.467cm">
          <text:p/>
        </draw:line>
        <draw:line draw:style-name="gr2" draw:text-style-name="P2" draw:layer="layout" svg:x1="6.925cm" svg:y1="8.662cm" svg:x2="12.005cm" svg:y2="8.575cm">
          <text:p/>
        </draw:line>
        <draw:line draw:style-name="gr2" draw:text-style-name="P2" draw:layer="layout" svg:x1="12.07cm" svg:y1="8.575cm" svg:x2="17.28cm" svg:y2="8.467cm">
          <text:p/>
        </draw:line>
        <draw:line draw:style-name="gr1" draw:text-style-name="P1" draw:layer="layout" svg:x1="10.03cm" svg:y1="7.664cm" svg:x2="10.008cm" svg:y2="9.704cm">
          <text:p/>
        </draw:line>
        <draw:line draw:style-name="gr1" draw:text-style-name="P1" draw:layer="layout" svg:x1="15.241cm" svg:y1="7.729cm" svg:x2="15.283cm" svg:y2="9.552cm">
          <text:p/>
        </draw:line>
        <draw:line draw:style-name="gr2" draw:text-style-name="P2" draw:layer="layout" svg:x1="10.074cm" svg:y1="9.487cm" svg:x2="12.027cm" svg:y2="9.422cm">
          <text:p/>
        </draw:line>
        <draw:line draw:style-name="gr2" draw:text-style-name="P2" draw:layer="layout" svg:x1="15.305cm" svg:y1="9.509cm" svg:x2="17.216cm" svg:y2="9.443cm">
          <text:p/>
        </draw:line>
        <draw:line draw:style-name="gr1" draw:text-style-name="P1" draw:layer="layout" svg:x1="20.363cm" svg:y1="7.75cm" svg:x2="20.298cm" svg:y2="9.639cm">
          <text:p/>
        </draw:line>
        <draw:line draw:style-name="gr2" draw:text-style-name="P2" draw:layer="layout" svg:x1="20.385cm" svg:y1="9.619cm" svg:x2="22.296cm" svg:y2="9.575cm">
          <text:p/>
        </draw:line>
        <draw:frame draw:style-name="gr7" draw:text-style-name="P4" draw:layer="layout" svg:width="14.273cm" svg:height="0.962cm" svg:x="8.967cm" svg:y="9.553cm">
          <draw:text-box>
            <text:p>Register 1 In <text:s text:c="10"/>Register 2 In</text:p>
          </draw:text-box>
        </draw:frame>
        <draw:frame draw:style-name="gr8" draw:text-style-name="P4" draw:layer="layout" svg:width="3.639cm" svg:height="1.673cm" svg:x="12.809cm" svg:y="4.428cm">
          <draw:text-box>
            <text:p>Immediate </text:p>
            <text:p><text:s text:c="3"/>Value</text:p>
          </draw:text-box>
        </draw:frame>
        <draw:line draw:style-name="gr1" draw:text-style-name="P1" draw:layer="layout" svg:x1="27.636cm" svg:y1="7.772cm" svg:x2="27.593cm" svg:y2="15.284cm">
          <text:p/>
        </draw:line>
        <draw:line draw:style-name="gr1" draw:text-style-name="P1" draw:layer="layout" svg:x1="26.116cm" svg:y1="7.685cm" svg:x2="26.225cm" svg:y2="13.85cm">
          <text:p/>
        </draw:line>
        <draw:line draw:style-name="gr1" draw:text-style-name="P1" draw:layer="layout" svg:x1="24.944cm" svg:y1="7.62cm" svg:x2="25.031cm" svg:y2="12.895cm">
          <text:p/>
        </draw:line>
        <draw:line draw:style-name="gr1" draw:text-style-name="P1" draw:layer="layout" svg:x1="25.074cm" svg:y1="12.961cm" svg:x2="19.495cm" svg:y2="13.004cm">
          <text:p/>
        </draw:line>
        <draw:line draw:style-name="gr1" draw:text-style-name="P1" draw:layer="layout" svg:x1="26.312cm" svg:y1="13.916cm" svg:x2="19.625cm" svg:y2="13.894cm">
          <text:p/>
        </draw:line>
        <draw:line draw:style-name="gr1" draw:text-style-name="P1" draw:layer="layout" svg:x1="27.679cm" svg:y1="15.283cm" svg:x2="19.777cm" svg:y2="15.392cm">
          <text:p/>
        </draw:line>
        <draw:frame draw:style-name="gr9" draw:text-style-name="P4" draw:layer="layout" svg:width="3.446cm" svg:height="0.962cm" svg:x="21.795cm" svg:y="14.068cm">
          <draw:text-box>
            <text:p>Out Type</text:p>
          </draw:text-box>
        </draw:frame>
        <draw:frame draw:style-name="gr9" draw:text-style-name="P4" draw:layer="layout" svg:width="3.446cm" svg:height="0.962cm" svg:x="20.732cm" svg:y="12.939cm">
          <draw:text-box>
            <text:p>In 2 Type</text:p>
          </draw:text-box>
        </draw:frame>
        <draw:frame draw:style-name="gr9" draw:text-style-name="P4" draw:layer="layout" svg:width="3.446cm" svg:height="0.962cm" svg:x="20.515cm" svg:y="11.875cm">
          <draw:text-box>
            <text:p>In 1 Type</text:p>
          </draw:text-box>
        </draw:frame>
        <draw:line draw:style-name="gr1" draw:text-style-name="P1" draw:layer="layout" svg:x1="19.506cm" svg:y1="11.593cm" svg:x2="23.74cm" svg:y2="11.657cm">
          <text:p/>
        </draw:line>
        <draw:line draw:style-name="gr1" draw:text-style-name="P1" draw:layer="layout" svg:x1="23.739cm" svg:y1="7.75cm" svg:x2="23.804cm" svg:y2="11.65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6:28:17.440774588</meta:creation-date>
    <dc:date>2024-01-29T06:44:20.180301054</dc:date>
    <meta:editing-duration>PT57M8S</meta:editing-duration>
    <meta:editing-cycles>3</meta:editing-cycles>
    <meta:generator>LibreOffice/7.4.7.2$MacOSX_AARCH64 LibreOffice_project/723314e595e8007d3cf785c16538505a1c878ca5</meta:generator>
    <meta:document-statistic meta:object-count="76"/>
  </office:meta>
</office:document-meta>
</file>